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10d836"/>
    </style:style>
    <style:style style:name="P2" style:family="paragraph" style:parent-style-name="Text_20_body">
      <style:text-properties officeooo:paragraph-rsid="0010d836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text-properties officeooo:rsid="0010d836" officeooo:paragraph-rsid="0010d836"/>
    </style:style>
    <style:style style:name="P5" style:family="paragraph" style:parent-style-name="Text_20_body" style:list-style-name="L2"/>
    <style:style style:name="P6" style:family="paragraph" style:parent-style-name="Text_20_body">
      <style:text-properties officeooo:rsid="0010d836" officeooo:paragraph-rsid="0010d836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Standard">
      <style:text-properties officeooo:rsid="0010d836" officeooo:paragraph-rsid="0010d8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Ô minha gente! Bora para o Carpa na Farofa, o podcast que mistura cultura pop asiática com aquele caramelo brasileiro! Sou Solanja Cristina, cearense exilada na fronteira do Goiás com DF e apreciadera de animações! E aqui a gente vai falar de China, Coreia, Japão e o que mais aparecer nessa feira geek oriental.</text:p>
      <text:p text:style-name="Standard"/>
      <text:p text:style-name="P1">Sabe a diferença entre dongrruá, animesyeon e anime. "Ôxi? Né tudo anime não, mulé?" Pois não é, criatura! </text:p>
      <text:p text:style-name="P1"/>
      <text:p text:style-name="P2">Ó, presta atenção que a Solanja vai ensinar direitinho pra ninguém sair confundindo.</text:p>
      <text:list text:style-name="L1">
        <text:list-item>
          <text:p text:style-name="P3"><text:span text:style-name="Strong_20_Emphasis">Donghua</text:span>, lá na China, é como eles chamam as animações deles. Pense num povo que capricha nos visuais, meu filho! É cada cenário que parece pintado por anjos budistas.</text:p>
        </text:list-item>
        <text:list-item>
          <text:p text:style-name="P3">Na <text:span text:style-name="Strong_20_Emphasis">Coreia do Sul</text:span>, o nome é <text:span text:style-name="Strong_20_Emphasis">animesyeon</text:span>. Mas, assim, só quem tá estudando pra ser enciclopédia usa esse termo. O pessoal mesmo diz só “animação” com sotaque coreano. Eles têm um estilo que é uma mistura da Coreia com uns toques internacionais.</text:p>
        </text:list-item>
        <text:list-item>
          <text:p text:style-name="P3">E o <text:span text:style-name="Strong_20_Emphasis">anime</text:span>, meu povo, é o que vem lá do Japão. Esse dispensa apresentações, né? Quem nunca ouviu falar de Naruto, One Piece ou Pokémon tá vivendo debaixo de uma pedra, só pode.</text:p>
        </text:list-item>
      </text:list>
      <text:p text:style-name="P1">E ó, deixa eu já dizer logo: só porque é desenho, não é pra criança, viu? Tem história aqui que faz até marmanjão chorar que nem menino perdido em supermercado.</text:p>
      <text:p text:style-name="P1"/>
      <text:list text:style-name="L2">
        <text:list-item>
          <text:p text:style-name="P4"><text:span text:style-name="Strong_20_Emphasis">China (Donghua):</text:span><text:line-break/>Ó, presta atenção nesses nomes: <text:span text:style-name="Strong_20_Emphasis">Mo Dao Zu Shi</text:span> (<text:span text:style-name="Emphasis">O Grande Mestre da Cultivação Demoníaca</text:span>). Esse é pra quem gosta de pancadaria, drama e uns momentos de "é romance ou só amizade mesmo?". Outro é o <text:span text:style-name="Strong_20_Emphasis">Heaven Official's Blessing</text:span>, que é como se Game of Thrones fosse fofo e cheio de magia.</text:p>
        </text:list-item>
        <text:list-item>
          <text:p text:style-name="P5"><text:span text:style-name="Strong_20_Emphasis">Coreia do Sul (Animesyeon):</text:span><text:line-break/>Agora vamos pra Coreia, onde tem uns bichos bons como <text:span text:style-name="Strong_20_Emphasis">The God of High School</text:span>. É luta atrás de luta, do jeito que o povo gosta. E <text:span text:style-name="Strong_20_Emphasis">Tower of God</text:span>, que é uma confusão de segredos e desafios. Se você gosta de trama embolada, esse é o teu.</text:p>
        </text:list-item>
        <text:list-item>
          <text:p text:style-name="P5"><text:span text:style-name="Strong_20_Emphasis">Japão (Anime):</text:span><text:line-break/>Ah, meu povo, aqui é covardia, né? É só gigante: <text:span text:style-name="Strong_20_Emphasis">Naruto</text:span>, <text:span text:style-name="Strong_20_Emphasis">One Piece</text:span>, <text:span text:style-name="Strong_20_Emphasis">Attack on Titan</text:span>, <text:span text:style-name="Strong_20_Emphasis">Demon Slayer</text:span>. Cada um com sua legião de fãs. É tipo a Farofa da Gkay: todo mundo quer participar.</text:p>
        </text:list-item>
      </text:list>
      <text:p text:style-name="P6">Agora, vamos comparar esses bichos tudo pra ver o que cada um tem de especial.</text:p>
      <text:list text:style-name="L3">
        <text:list-item>
          <text:p text:style-name="P7"><text:span text:style-name="Strong_20_Emphasis">Estilo de Arte:</text:span></text:p>
          <text:list>
            <text:list-item>
              <text:p text:style-name="P8">O <text:span text:style-name="Strong_20_Emphasis">anime</text:span> japonês é marcado pelos olhos grandões e as expressões dramáticas. É aquele estilo que todo otaku conhece e ama.</text:p>
            </text:list-item>
            <text:list-item>
              <text:p text:style-name="P8">Os <text:span text:style-name="Strong_20_Emphasis">donghuas</text:span> chineses são finos demais, meu filho! Tudo bem detalhado, parece pintura tradicional.</text:p>
            </text:list-item>
            <text:list-item>
              <text:p text:style-name="P8">Já os <text:span text:style-name="Strong_20_Emphasis">animesyeon</text:span> coreanos misturam tudo, tipo cuscuz com salsicha: um toque asiático com um tantinho de influência ocidental.</text:p>
            </text:list-item>
          </text:list>
        </text:list-item>
        <text:list-item>
          <text:p text:style-name="P7"><text:span text:style-name="Strong_20_Emphasis">Histórias:</text:span></text:p>
          <text:list>
            <text:list-item>
              <text:p text:style-name="P8">Os japoneses gostam de fazer história que enrola, mas te prende.</text:p>
            </text:list-item>
            <text:list-item>
              <text:p text:style-name="P8"><text:soft-page-break/>Os chineses já chegam com grandiosidade, tipo novela das seis cheia de mistério.</text:p>
            </text:list-item>
            <text:list-item>
              <text:p text:style-name="P8">Os coreanos, pra variar, apostam em drama. É emoção e luta misturado, como se fosse final de campeonato.</text:p>
            </text:list-item>
          </text:list>
        </text:list-item>
        <text:list-item>
          <text:p text:style-name="P7"><text:span text:style-name="Strong_20_Emphasis">Cultura:</text:span></text:p>
          <text:list>
            <text:list-item>
              <text:p text:style-name="P8">Japão adora misturar mitologia com ficção científica.</text:p>
            </text:list-item>
            <text:list-item>
              <text:p text:style-name="P8">China bota história, lendas e kung fu no meio.</text:p>
            </text:list-item>
            <text:list-item>
              <text:p text:style-name="P7">Coreia gosta de criar personagem sofrido pra gente chorar junto.</text:p>
            </text:list-item>
          </text:list>
        </text:list-item>
      </text:list>
      <text:p text:style-name="P6">Eita, minha gente, deu pra ver que tem animação pra todo gosto, né? Não importa se você é fã de samurai, cultivador ou estudante lutador, o importante é dar o play e se emocionar.</text:p>
      <text:p text:style-name="Text_20_body"><text:span text:style-name="Strong_20_Emphasis">[Som de panela caindo.]</text:span><text:line-break/>Ave Maria, a farofa queimou! Mas ó, no próximo episódio, a gente vai meter a mão nos quadrinhos: <text:span text:style-name="Emphasis">manhua</text:span>, <text:span text:style-name="Emphasis">manhwa</text:span> e <text:span text:style-name="Emphasis">mangá</text:span>. Quem será que ganha? Fica ligado pra não perder, viu?</text:p>
      <text:p text:style-name="Text_20_body"><text:span text:style-name="Strong_20_Emphasis">[Música de encerramento sobe.]</text:span><text:line-break/>Eu sou a Solanja Cristina e esse foi o <text:span text:style-name="Strong_20_Emphasis">Carpa na Farofa</text:span>, onde cultura geek asiática vira um prato cheio! Até a próxima, meu povo!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nivia Timbó</meta:initial-creator>
    <meta:creation-date>2024-12-09T13:55:12.534472207</meta:creation-date>
    <dc:date>2024-12-09T14:12:07.160981450</dc:date>
    <dc:creator>Tanivia Timbó</dc:creator>
    <meta:editing-duration>PT6M19S</meta:editing-duration>
    <meta:editing-cycles>1</meta:editing-cycles>
    <meta:document-statistic meta:table-count="0" meta:image-count="0" meta:object-count="0" meta:page-count="2" meta:paragraph-count="26" meta:word-count="623" meta:character-count="3420" meta:non-whitespace-character-count="2840"/>
    <meta:generator>LibreOffice/24.8.3.2$Linux_X86_64 LibreOffice_project/480$Build-2</meta:generator>
  </office:meta>
</office:document-meta>
</file>